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852in"/>
    </style:style>
    <style:style style:name="co3" style:family="table-column">
      <style:table-column-properties fo:break-before="auto" style:column-width="10.235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0.9008in"/>
    </style:style>
    <style:style style:name="co7" style:family="table-column">
      <style:table-column-properties fo:break-before="auto" style:column-width="5.7134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1.429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36">
      <style:text-properties style:font-name="Arial"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6">
      <style:table-cell-properties style:text-align-source="fix" style:repeat-content="false"/>
      <style:paragraph-properties fo:text-align="center" fo:margin-left="0in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09-201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4" table:number-columns-repeated="1021" table:default-cell-style-name="ce8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Loại </text:p>
          </table:table-cell>
          <table:table-cell table:style-name="ce5" office:value-type="string">
            <text:p>Thời gian</text:p>
          </table:table-cell>
          <table:table-cell table:style-name="ce2" office:value-type="string">
            <text:p>Nội dung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oi MOBI</text:p>
          </table:table-cell>
          <table:table-cell table:style-name="ce6" office:value-type="string">
            <text:p>29/09/2011</text:p>
          </table:table-cell>
          <table:table-cell table:style-name="ce9" office:value-type="string">
            <text:p>Lỗi 3 giao dịch mobi (telco trả về lỗi -99) 14h27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oi VINA</text:p>
          </table:table-cell>
          <table:table-cell table:style-name="ce6" office:value-type="string">
            <text:p>28/09/2011</text:p>
          </table:table-cell>
          <table:table-cell table:style-name="ce10" office:value-type="string">
            <text:p>Lỗi 134 Giao dịch VINA <text:s/>21h48 – 22h14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i MOBI</text:p>
          </table:table-cell>
          <table:table-cell table:style-name="ce6" office:value-type="string">
            <text:p>27/09/2011</text:p>
          </table:table-cell>
          <table:table-cell table:style-name="ce9" office:value-type="string">
            <text:p>Lỗi 6 giao dịch mobi lúc 16h35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i MOBI</text:p>
          </table:table-cell>
          <table:table-cell table:style-name="ce6" office:value-type="string">
            <text:p>27/09/2011</text:p>
          </table:table-cell>
          <table:table-cell table:style-name="ce9" office:value-type="string">
            <text:p>Lỗi 223 giao dịch mobi (telco nâng cấp) 14h19 – 14h23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i MOBI</text:p>
          </table:table-cell>
          <table:table-cell table:style-name="ce6" office:value-type="string">
            <text:p>27/09/2011</text:p>
          </table:table-cell>
          <table:table-cell table:style-name="ce9" office:value-type="string">
            <text:p>Lỗi 253 giao dịch mobi (telco nâng cấp) 0h00 - 0h22</text:p>
          </table:table-cell>
          <table:table-cell table:number-columns-repeated="1021"/>
        </table:table-row>
        <table:table-row table:style-name="ro2">
          <table:table-cell office:value-type="string">
            <text:p>Cap nhat</text:p>
          </table:table-cell>
          <table:table-cell table:style-name="ce6" office:value-type="string">
            <text:p>26/09/2011</text:p>
          </table:table-cell>
          <table:table-cell table:style-name="ce9" office:value-type="string">
            <text:p>Nâng cấp hệ thống, sửa chức năng kiểm tra thẻ sẽ thực hiện như hàm gạch thẻ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i MOBI</text:p>
          </table:table-cell>
          <table:table-cell table:style-name="ce6" office:value-type="string">
            <text:p>26/09/2011</text:p>
          </table:table-cell>
          <table:table-cell table:style-name="ce9" office:value-type="string">
            <text:p>Lỗi 386 giao dịch mobi (telco nâng cấp) từ 23h08 - 23h59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i MOBI</text:p>
          </table:table-cell>
          <table:table-cell table:style-name="ce6" office:value-type="string">
            <text:p>24/09/2011</text:p>
          </table:table-cell>
          <table:table-cell table:style-name="ce9" office:value-type="string">
            <text:p>Lỗi 12 giao dịch mobi (telco trả về lỗi -99) từ 19h37 - 21h41</text:p>
          </table:table-cell>
          <table:table-cell table:number-columns-repeated="1021"/>
        </table:table-row>
        <table:table-row table:style-name="ro2">
          <table:table-cell office:value-type="string">
            <text:p>Cap nhat</text:p>
          </table:table-cell>
          <table:table-cell table:style-name="ce6" office:value-type="string">
            <text:p>23/09/2011</text:p>
          </table:table-cell>
          <table:table-cell table:style-name="ce3" office:value-type="string">
            <text:p>Thêm mới service gửi tin nhắn và gửi mail theo nội dung bất kỳ (mặc định cho sales.vcard@vietpay.vn, và có lựa chọn cho partner hay không)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Loi MOBI</text:p>
          </table:table-cell>
          <table:table-cell table:style-name="ce6" office:value-type="string">
            <text:p>23/09/2011</text:p>
          </table:table-cell>
          <table:table-cell table:style-name="ce10" office:value-type="string">
            <text:p>Lỗi 358 giao dịch mobi (telco trả về lỗi -99) từ 16h57 - 23h59</text:p>
          </table:table-cell>
          <table:table-cell table:number-columns-repeated="1021"/>
        </table:table-row>
        <table:table-row table:style-name="ro4">
          <table:table-cell office:value-type="string">
            <text:p>Cap nhat</text:p>
          </table:table-cell>
          <table:table-cell table:style-name="ce7" office:value-type="string">
            <text:p>21/09/2011</text:p>
          </table:table-cell>
          <table:table-cell office:value-type="string">
            <text:p><text:s text:c="4"/>* Cập nhật gửi mail và tin nhắn cảnh báo tới khi mất kết nối, khôi phục kết nối tới telco</text:p>
            <text:p><text:s text:c="10"/>o Gửi mail cho sales.vcard@vietpay.vn</text:p>
            <text:p><text:s text:c="10"/>o Gửi tin nhắn cho các khách hàng với đầu mối: KT, KD và DS</text:p>
            <text:p><text:s text:c="10"/>o Gửi tin nhắn cho sales.vcard@vietpay.vn</text:p>
            <text:p># Cập nhật gửi mail khi hệ thống telco có lỗi </text:p>
            <text:p/>
            <text:p><text:s text:c="4"/>* Gửi mail cho sales.vcard@vietpay.vn</text:p>
            <text:p/>
          </table:table-cell>
          <table:table-cell table:number-columns-repeated="1021"/>
        </table:table-row>
        <table:table-row table:style-name="ro3">
          <table:table-cell table:style-name="ce3" office:value-type="string">
            <text:p>Loi MOBI</text:p>
          </table:table-cell>
          <table:table-cell table:style-name="ce7" office:value-type="string">
            <text:p>21/09/2011</text:p>
          </table:table-cell>
          <table:table-cell table:style-name="ce11" office:value-type="string">
            <text:p>Lỗi 25 giao dịch mobi (telco trả về lỗi -99) từ 9h44 - 11h12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2011" table:style-name="ta1" table:print="false">
        <table:table-column table:style-name="co5" table:default-cell-style-name="ce3"/>
        <table:table-column table:style-name="co6" table:default-cell-style-name="ce5"/>
        <table:table-column table:style-name="co7" table:default-cell-style-name="ce2"/>
        <table:table-row table:style-name="ro5">
          <table:table-cell table:style-name="Default" table:number-columns-repeated="3"/>
        </table:table-row>
        <table:table-row table:style-name="ro1">
          <table:table-cell table:style-name="ce2" office:value-type="string">
            <text:p>Loại </text:p>
          </table:table-cell>
          <table:table-cell office:value-type="string">
            <text:p>Thời gian</text:p>
          </table:table-cell>
          <table:table-cell office:value-type="string">
            <text:p>Nội dung</text:p>
          </table:table-cell>
        </table:table-row>
        <table:table-row table:style-name="ro1">
          <table:table-cell table:style-name="ce2"/>
          <table:table-cell table:number-columns-repeated="2"/>
        </table:table-row>
        <table:table-row table:style-name="ro6">
          <table:table-cell office:value-type="string">
            <text:p>Cap nhat</text:p>
          </table:table-cell>
          <table:table-cell table:style-name="ce12" office:value-type="date" office:date-value="2011-08-10">
            <text:p>08/10/2011</text:p>
          </table:table-cell>
          <table:table-cell table:style-name="ce10" office:value-type="string">
            <text:p>khoá chiều gọi vào đối với ken (123.30.135.40,173.245.61.43)</text:p>
            <text:p>- Cập nhật iptables blocks 2 ip trên gọi vào </text:p>
          </table:table-cell>
        </table:table-row>
        <table:table-row table:style-name="ro1">
          <table:table-cell office:value-type="string">
            <text:p>Cap nhat</text:p>
          </table:table-cell>
          <table:table-cell table:style-name="ce12" office:value-type="date" office:date-value="2011-04-10">
            <text:p>04/10/2011</text:p>
          </table:table-cell>
          <table:table-cell table:style-name="ce10" office:value-type="string">
            <text:p>Cập nhật chức năng đăng nhập đối với MOBI lại khi gặp lỗi “Invalid session Id” </text:p>
          </table:table-cell>
        </table:table-row>
        <table:table-row table:style-name="ro6">
          <table:table-cell office:value-type="string">
            <text:p>Loi MOBI</text:p>
          </table:table-cell>
          <table:table-cell table:style-name="ce6" office:value-type="date" office:date-value="2011-01-10">
            <text:p>01/10/2011</text:p>
          </table:table-cell>
          <table:table-cell table:style-name="ce9" office:value-type="string">
            <text:p>Lỗi 479 giao dịch mobi (không đăng nhập được vào hệ thống mobi) từ 10h13 - 10h42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8">10/08/2011</text:date>, <text:time>14:5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nnami </meta:initial-creator>
    <meta:creation-date>2011-10-05T12:53:16</meta:creation-date>
    <dc:date>2011-10-08T14:50:32</dc:date>
    <dc:creator>zannami </dc:creator>
    <meta:editing-duration>PT00H16M57S</meta:editing-duration>
    <meta:editing-cycles>14</meta:editing-cycles>
    <meta:generator>OpenOffice.org/3.2$Linux OpenOffice.org_project/320m12$Build-9483</meta:generator>
    <meta:document-statistic meta:table-count="3" meta:cell-count="51" meta:object-count="0"/>
  </office:meta>
</office:document-meta>
</file>